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10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ovací případy pro: <text:span text:style-name="T1">task_manager.py</text:span></text:p>
      <text:p text:style-name="Standard"/>
      <text:p text:style-name="Standard">Pozitivní testy:</text:p>
      <text:p text:style-name="Standard"/>
      <text:p text:style-name="Standard">TP01</text:p>
      <text:p text:style-name="Standard">Popis: Ověření, že volba čísla 1 v hlavním menu správně spustí funkci přidat úkol</text:p>
      <text:p text:style-name="Standard">Vstupní podmínky: Program zobrazuje hlavní menu.</text:p>
      <text:p text:style-name="Standard">Kroky testu: </text:p>
      <text:p text:style-name="Standard">1. Spusťte program.</text:p>
      <text:p text:style-name="Standard">2. Ověřte, zda se zobrazuje hlavní menu s nabídkou voleb (např. "1 - Přidat úkol", "2 - Zobrazit úkoly" atd.).</text:p>
      <text:p text:style-name="Standard">3. Zadejte číslo 1 a potvrďte stisknutím klávesy Enter.</text:p>
      <text:p text:style-name="Standard">Očekávaný výsledek: Program spustí funkci pridat_ukol().</text:p>
      <text:p text:style-name="Standard">Skutečný výsledek: Funkce pridat_ukol() byla spuštěna a program zobrazil výzvu k zadání nového úkolu</text:p>
      <text:p text:style-name="Standard">Stav:Pass</text:p>
      <text:p text:style-name="Standard">Poznámky: Tento případ je důležitý, protože ověřuje základní navigaci z hlavního menu </text:p>
      <text:p text:style-name="Standard">a funkčnost jedné z klíčových funkcí programu.</text:p>
      <text:p text:style-name="Standard"/>
      <text:p text:style-name="Standard">TP02</text:p>
      <text:p text:style-name="Standard">Popis: Kontrola provedení kroků funkce pridat<text:span text:style-name="T1">_u</text:span>kol.</text:p>
      <text:p text:style-name="Standard">Vstupní podmínky: Zobrazení požadavku: Zadejte název úkolu(Max 30 znaků)</text:p>
      <text:p text:style-name="Standard">Kroky testu: </text:p>
      <text:p text:style-name="Standard">1. Zadejte název úkolu(max 30 znaků): Nakoupit</text:p>
      <text:p text:style-name="Standard">2. Potvrďte klávesou Enter</text:p>
      <text:p text:style-name="Standard">Očekávaný výsledek: program požádá o zadání popisu úkolu</text:p>
      <text:p text:style-name="Standard">Skutečný výsledek: program požádal o zadání popisu úkolu</text:p>
      <text:p text:style-name="Standard">Stav:Pass</text:p>
      <text:p text:style-name="Standard">Poznámky: Hraniční test proběhne později</text:p>
      <text:p text:style-name="Standard"/>
      <text:p text:style-name="Standard">TP03</text:p>
      <text:p text:style-name="Standard">Popis: Kontrola provedení kroků funkce pridat<text:span text:style-name="T1">_u</text:span>kol - přidání popisu úkolu.</text:p>
      <text:p text:style-name="Standard">Vstupní podmínky: Zobrazení požadavku: Zadejte popis úkolu</text:p>
      <text:p text:style-name="Standard">Kroky testu: </text:p>
      <text:p text:style-name="Standard">1. Zadejte popis: Mléko, rohlíky</text:p>
      <text:p text:style-name="Standard">2. Potvrďte klávesou Enter</text:p>
      <text:p text:style-name="Standard">Očekávaný výsledek: program zapíše úkol a vypíše potvrzeni: úkol 'Nakoupit' byl přidán.</text:p>
      <text:p text:style-name="Standard">Skutečný výsledek: program zapsal úkol a vypsal potvrzení: Úkol 'Nakoupit' byl přidán</text:p>
      <text:p text:style-name="Standard">Následuje zobrazení hlavního menu.</text:p>
      <text:p text:style-name="Standard">Stav:Pass</text:p>
      <text:p text:style-name="Standard">Poznámky: Bylo uloženo několik úkolů pro pozdější kontrolu jak jsou seřazeny</text:p>
      <text:p text:style-name="Standard">Kontrola zda byl uložen i popis proběhne při zobrazení úkolů.</text:p>
      <text:p text:style-name="Standard"/>
      <text:p text:style-name="Standard"/>
      <text:p text:style-name="Standard">TP04</text:p>
      <text:p text:style-name="Standard">Popis: Kontrola funkčnosti funkce: 2. Zobrazit úkol.</text:p>
      <text:p text:style-name="Standard">Vstupní podmínky: Program zobrazuje hlavní menu.</text:p>
      <text:p text:style-name="Standard">Kroky testu: </text:p>
      <text:p text:style-name="Standard">1. Zadejte 2 pro spuštění funkce: Zobrazit úkoly</text:p>
      <text:p text:style-name="Standard">2. Potvrďte klávesou Enter</text:p>
      <text:p text:style-name="Standard">Očekávaný výsledek: program vypíše úkoly i s popisy a zobrazí úvodní menu</text:p>
      <text:p text:style-name="Standard">Skutečný výsledek: program vypsal</text:p>
      <text:p text:style-name="Standard"><text:soft-page-break/>1. Nakoupit: Mléko, rohlíky</text:p>
      <text:p text:style-name="Standard">2. Praní: Fusekle, trenky, tričko </text:p>
      <text:p text:style-name="Standard">3. Jídlo. Brambory, maso, zelenina</text:p>
      <text:p text:style-name="Standard">Stav:Pass</text:p>
      <text:p text:style-name="Standard">Poznámky: Ověřeno že popisy úkolů jsou správně uložené a obsahují zadané informace.</text:p>
      <text:p text:style-name="Standard"/>
      <text:p text:style-name="Standard">TP05</text:p>
      <text:p text:style-name="Standard">Popis: Kontrola provedení kroků funkce 3. Odstranit úkol</text:p>
      <text:p text:style-name="Standard">Vstupní podmínky: Zobrazení hlavního menu</text:p>
      <text:p text:style-name="Standard">Kroky testu: </text:p>
      <text:p text:style-name="Standard">1. Zadejte 3 </text:p>
      <text:p text:style-name="Standard">2. Potvrďte klávesou Enter</text:p>
      <text:p text:style-name="Standard">3. Zadejte číslo úkolu jenž má být odstraněn</text:p>
      <text:p text:style-name="Standard">Očekávaný výsledek: program vypíše stávající úkoly a požádá o číslo pro vymazaní úkolu. </text:p>
      <text:p text:style-name="Standard">Po zadání čísla a potvrzení volby(Enter) vypíše název úkolu jež byl vymazán.</text:p>
      <text:p text:style-name="Standard">Skutečný výsledek: program dle očekávání vypsal úkoly a čeká na vložení čísla pro vymazání úko<text:span text:style-name="T1">lu</text:span></text:p>
      <text:p text:style-name="Standard">Po zadání čísla a potvrzení Enter vypíše název vymazaného úkolu.</text:p>
      <text:p text:style-name="Standard">Následuje zobrazení hlavního menu.</text:p>
      <text:p text:style-name="Standard">Stav:Pass</text:p>
      <text:p text:style-name="Standard"><text:s/></text:p>
      <text:p text:style-name="Standard"/>
      <text:p text:style-name="Standard"/>
      <text:p text:style-name="Standard">TP06</text:p>
      <text:p text:style-name="Standard">Popis: Kontrola funkce 4. Ukončit program</text:p>
      <text:p text:style-name="Standard">Vstupní podmínky: Zobrazení hlavního menu</text:p>
      <text:p text:style-name="Standard">Kroky testu: </text:p>
      <text:p text:style-name="Standard">1. Zadejte 34 </text:p>
      <text:p text:style-name="Standard">2. Potvrďte klávesou Enter</text:p>
      <text:p text:style-name="Standard">Očekávaný výsledek: program vypíše 'Program ukončen'</text:p>
      <text:p text:style-name="Standard">Skutečný výsledek: program vypsal 'Program ukončen.</text:p>
      <text:p text:style-name="Standard">stav:Pass</text:p>
      <text:p text:style-name="Standard"/>
      <text:p text:style-name="Standard">Negativní testy:</text:p>
      <text:p text:style-name="Standard"/>
      <text:p text:style-name="Standard">TP07</text:p>
      <text:p text:style-name="Standard">Popis: Ověření chování programu při zadání neč<text:span text:style-name="T1">í</text:span>selného znaku n<text:span text:style-name="T1">e</text:span>bo čísla mimo rozsah.</text:p>
      <text:p text:style-name="Standard">Vstupní podmínky: Program zobrazuje hlavní menu.</text:p>
      <text:p text:style-name="Standard">Kroky testu: </text:p>
      <text:p text:style-name="Standard">1. Spusťte program.</text:p>
      <text:p text:style-name="Standard">2. Zadejte číslo 6 nebo písmeno a potvrďte stisknutím klávesy Enter.</text:p>
      <text:p text:style-name="Standard">Očekávaný výsledek: Program vypíše neplatný vstup.</text:p>
      <text:p text:style-name="Standard">Skutečný výsledek: Program vypsal: Neplatná volba. Zkuste to znovu.</text:p>
      <text:p text:style-name="Standard">Poznámky: Jakýkoliv jiný znak nebo číslo je ošetřeno a nezpůsobí ukončení programu.</text:p>
      <text:p text:style-name="Standard"/>
      <text:p text:style-name="Standard">TP08</text:p>
      <text:p text:style-name="Standard">Popis: Kontrola funkce Přidat úkol bude li vstupní pole prázdné.</text:p>
      <text:p text:style-name="Standard">Vstupní podmínky: Zobrazení požadavku: Zadejte název úkolu(Max 30 znaků)</text:p>
      <text:p text:style-name="Standard">Kroky testu: </text:p>
      <text:p text:style-name="Standard">1. Pole pro zadání názvu nechte prázdné.</text:p>
      <text:p text:style-name="Standard">2. Potvrďte klávesou Enter</text:p>
      <text:p text:style-name="Standard">Očekávaný výsledek: program vypíše: Název úkolu nesmí být prázdný.</text:p>
      <text:p text:style-name="Standard">Skutečný výsledek: program vypsal: Název úkolu nesmí být prázdný.</text:p>
      <text:p text:style-name="Standard"><text:soft-page-break/>Stav:Pass</text:p>
      <text:p text:style-name="Standard">Poznámky: </text:p>
      <text:p text:style-name="Standard"/>
      <text:p text:style-name="Standard">TP09</text:p>
      <text:p text:style-name="Standard">Popis: Kontrola provedení kroků funkce přidat úkol - přidání popisu úkolu - pole popisu zůstane prázdné.</text:p>
      <text:p text:style-name="Standard">Vstupní podmínky: Po výběru 1 a zadání názvu úkolu 'Nakoupit' se zobrazí požadavek: Zadejte popis úkolu</text:p>
      <text:p text:style-name="Standard">Kroky testu: </text:p>
      <text:p text:style-name="Standard">1. Nechte prázdné pole pro popis:</text:p>
      <text:p text:style-name="Standard">2. Potvrďte klávesou Enter</text:p>
      <text:p text:style-name="Standard">Očekávaný výsledek: program zapíše úkol a vypíše potvrzeni: úkol 'Nakoupit' byl přidán.</text:p>
      <text:p text:style-name="Standard">Skutečný výsledek: program zapsal úkol a vypsal potvrzení: Úkol 'Nakoupit' byl přidán</text:p>
      <text:p text:style-name="Standard">Následuje zobrazení hlavního menu.</text:p>
      <text:p text:style-name="Standard">Stav:Pass</text:p>
      <text:p text:style-name="Standard">Poznámky: Úkol bude uložen bez popisu. Některé úkoly nepotřebují popis. Takže to není chyba.</text:p>
      <text:p text:style-name="Standard"/>
      <text:p text:style-name="Standard"/>
      <text:p text:style-name="Standard">TP10</text:p>
      <text:p text:style-name="Standard">Popis: Kontrola funkčnosti funkce: 2. Zobrazit úkol - v případě že nejsou žádné úkoly k zobrazení.</text:p>
      <text:p text:style-name="Standard">Vstupní podmínky: Spusťte program. Program zobrazuje hlavní menu.</text:p>
      <text:p text:style-name="Standard">Kroky testu: </text:p>
      <text:p text:style-name="Standard">1. Zadejte 2 pro spuštění funkce: Zobrazit úkoly</text:p>
      <text:p text:style-name="Standard">2. Potvrďte klávesou Enter</text:p>
      <text:p text:style-name="Standard">Očekávaný výsledek: program vypíše: žádné úkoly k zobrazení.</text:p>
      <text:p text:style-name="Standard">Skutečný výsledek: program vypsal: žádné úkoly k zobrazení.</text:p>
      <text:p text:style-name="Standard">Stav:Pass</text:p>
      <text:p text:style-name="Standard"/>
      <text:p text:style-name="Standard"/>
      <text:p text:style-name="Standard">TP11</text:p>
      <text:p text:style-name="Standard">Popis: Kontrola provedení kroků funkce 3. Odstranit úkol - v případě že nejsou žádné úkoly k odstraní.</text:p>
      <text:p text:style-name="Standard">Vstupní podmínky:Program má zapsaných několik úkolu. Zobrazení hlavního menu</text:p>
      <text:p text:style-name="Standard">Kroky testu: </text:p>
      <text:p text:style-name="Standard">1. Zadejte 3 </text:p>
      <text:p text:style-name="Standard">2. Potvrďte klávesou Enter</text:p>
      <text:p text:style-name="Standard">3. Zadejte číslo úkolu který neexistuje a má být odstraněn</text:p>
      <text:p text:style-name="Standard">Očekávaný výsledek: program vypíše chybu výběru. </text:p>
      <text:p text:style-name="Standard">Skutečný výsledek: program vypíše: Neplatný index úkolu.</text:p>
      <text:p text:style-name="Standard">Stav:Pass</text:p>
      <text:p text:style-name="Standard"/>
      <text:p text:style-name="Standard">Hraniční testy:</text:p>
      <text:p text:style-name="Standard">TP12</text:p>
      <text:p text:style-name="Standard">Popis: Kontrola provedení kroků funkce přidat úkol při překročení počtu znaků.</text:p>
      <text:p text:style-name="Standard">Vstupní podmínky: Zobrazení požadavku: Zadejte název úkolu(Max 30 znaků)</text:p>
      <text:p text:style-name="Standard">Kroky testu: </text:p>
      <text:p text:style-name="Standard">1. Zadejte název úkolu(max 30 znaků): Tak_tohle_je_ten_nejdelší_název_úkolu_který_kdy_kdo_napsal</text:p>
      <text:p text:style-name="Standard">2. Potvrďte klávesou Enter</text:p>
      <text:p text:style-name="Standard">Očekávaný výsledek: program vypíše chybu: překročení počtu znaků</text:p>
      <text:p text:style-name="Standard">Skutečný výsledek: program vypsal: Název úkolu nesmí překročit 30 znaků.</text:p>
      <text:p text:style-name="Standard">Stav:Pass</text:p>
      <text:p text:style-name="Standard"><text:soft-page-break/>Poznámky: Třicet znaku projde. Větší počet už ne.</text:p>
      <text:p text:style-name="Standard"/>
      <text:p text:style-name="Standard">TP13</text:p>
      <text:p text:style-name="Standard">Popis: Kontrola provedení kroků funkce přidat úkol - přidání popisu úkolu s extrémním počtem znaků.</text:p>
      <text:p text:style-name="Standard">Vstupní podmínky: Zobrazení požadavku: Zadejte popis úkolu</text:p>
      <text:p text:style-name="Standard">Kroky testu: </text:p>
      <text:p text:style-name="Standard">1. Zadejte popis: Ahoj Jablka Hrušky Banány Pomeranče Mandarinky Citrony Limetky Grapefruity Jahody Maliny Borůvky Ostružiny Třešně Višně Broskve Meruňky Švestky Hrozny bílé Hrozny červené </text:p>
      <text:p text:style-name="Standard">2. Potvrďte klávesou Enter</text:p>
      <text:p text:style-name="Standard">Očekávaný výsledek: program zapíše úkol a vypíše potvrzeni: úkol 'Nakoupit' byl přidán.</text:p>
      <text:p text:style-name="Standard">Skutečný výsledek: program zapsal úkol a vypsal potvrzení: Úkol 'Nakoupit' byl přidán</text:p>
      <text:p text:style-name="Standard">Stav:Pass</text:p>
      <text:p text:style-name="Standard">Poznámky: Program není schopen zapsat popis úkolu který </text:p>
      <text:p text:style-name="Standard">je zkopírovaný z jiného zdroje a obsahuje zalomení řádku. </text:p>
      <text:p text:style-name="Standard">Pokud je popis v jednom řádku není problém může to být i několik set slov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6T21:37:32.883930400</meta:creation-date>
    <dc:date>2025-04-26T21:44:44.830585700</dc:date>
    <meta:editing-duration>PT7M13S</meta:editing-duration>
    <meta:editing-cycles>1</meta:editing-cycles>
    <meta:document-statistic meta:table-count="0" meta:image-count="0" meta:object-count="0" meta:page-count="4" meta:paragraph-count="145" meta:word-count="917" meta:character-count="6368" meta:non-whitespace-character-count="5570"/>
    <meta:generator>LibreOffice/25.2.2.2$Windows_X86_64 LibreOffice_project/7370d4be9e3cf6031a51beef54ff3bda878e3fac</meta:generator>
  </office:meta>
</office:document-meta>
</file>